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P6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3">
      <style:paragraph-properties fo:padding="0.049cm" fo:border="0.06pt solid #d9d9e3"/>
    </style:style>
    <style:style style:name="P8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4">
      <style:paragraph-properties fo:padding="0.049cm" fo:border="0.06pt solid #d9d9e3"/>
    </style:style>
    <style:style style:name="P10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5">
      <style:paragraph-properties fo:padding="0.049cm" fo:border="0.06pt solid #d9d9e3"/>
    </style:style>
    <style:style style:name="P12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6">
      <style:paragraph-properties fo:padding="0.049cm" fo:border="0.06pt solid #d9d9e3"/>
    </style:style>
    <style:style style:name="P14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7">
      <style:paragraph-properties fo:padding="0.049cm" fo:border="0.06pt solid #d9d9e3"/>
    </style:style>
    <style:style style:name="P16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17" style:family="paragraph" style:parent-style-name="Text_20_body" style:list-style-name="L8">
      <style:paragraph-properties fo:padding="0.049cm" fo:border="0.06pt solid #d9d9e3"/>
    </style:style>
    <style:style style:name="P18" style:family="paragraph" style:parent-style-name="Text_20_body" style:list-style-name="L9">
      <style:paragraph-properties fo:margin-top="0cm" fo:margin-bottom="0cm" style:contextual-spacing="false" fo:padding="0.049cm" fo:border="0.06pt solid #d9d9e3"/>
    </style:style>
    <style:style style:name="P19" style:family="paragraph" style:parent-style-name="Text_20_body" style:list-style-name="L9">
      <style:paragraph-properties fo:padding="0.049cm" fo:border="0.06pt solid #d9d9e3"/>
    </style:style>
    <style:style style:name="P20" style:family="paragraph" style:parent-style-name="Text_20_body" style:list-style-name="L10">
      <style:paragraph-properties fo:margin-top="0cm" fo:margin-bottom="0cm" style:contextual-spacing="false" fo:padding="0.049cm" fo:border="0.06pt solid #d9d9e3"/>
    </style:style>
    <style:style style:name="P21" style:family="paragraph" style:parent-style-name="Text_20_body" style:list-style-name="L10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Week 1-2: Introduction to R</text:span></text:p>
      <text:list text:style-name="L6">
        <text:list-item>
          <text:p text:style-name="P12">Watch R Programming Tutorial for Beginners by Edureka (8 hours) [<text:a xlink:type="simple" xlink:href="https://www.youtube.com/watch?v=_V8eKsto3Ug" office:target-frame-name="_new" xlink:show="replace" text:style-name="Internet_20_link" text:visited-style-name="Visited_20_Internet_20_Link"><text:span text:style-name="T1">https://www.youtube.com/watch?v=_V8eKsto3Ug</text:span></text:a>]</text:p>
        </text:list-item>
        <text:list-item>
          <text:p text:style-name="P13">Practice coding basics with R Programming Basics - R Programming Tutorial by Simplilearn (1 hour) [<text:a xlink:type="simple" xlink:href="https://www.youtube.com/watch?v=0FnYjEhjL1U" office:target-frame-name="_new" xlink:show="replace" text:style-name="Internet_20_link" text:visited-style-name="Visited_20_Internet_20_Link"><text:span text:style-name="T1">https://www.youtube.com/watch?v=0FnYjEhjL1U</text:span></text:a>]</text:p>
        </text:list-item>
      </text:list>
      <text:p text:style-name="P1">Week 3-4: Data Types and Structures</text:p>
      <text:list text:style-name="L7">
        <text:list-item>
          <text:p text:style-name="P14">Watch R Programming Tutorial - Data Types and Structures in R by Edureka (4 hours) [<text:a xlink:type="simple" xlink:href="https://www.youtube.com/watch?v=uYgPpMnPsqo" office:target-frame-name="_new" xlink:show="replace" text:style-name="Internet_20_link" text:visited-style-name="Visited_20_Internet_20_Link"><text:span text:style-name="T1">https://www.youtube.com/watch?v=uYgPpMnPsqo</text:span></text:a>]</text:p>
        </text:list-item>
        <text:list-item>
          <text:p text:style-name="P15">Practice coding with Data Structures in R Programming by Simplilearn (1 hour) [<text:a xlink:type="simple" xlink:href="https://www.youtube.com/watch?v=c71GsgAJqkQ" office:target-frame-name="_new" xlink:show="replace" text:style-name="Internet_20_link" text:visited-style-name="Visited_20_Internet_20_Link"><text:span text:style-name="T1">https://www.youtube.com/watch?v=c71GsgAJqkQ</text:span></text:a>]</text:p>
        </text:list-item>
      </text:list>
      <text:p text:style-name="P1">Week 5-6: Data Manipulation</text:p>
      <text:list text:style-name="L8">
        <text:list-item>
          <text:p text:style-name="P16">Watch R Programming Tutorial - Data Manipulation with dplyr by Edureka (4 hours) [<text:a xlink:type="simple" xlink:href="https://www.youtube.com/watch?v=4Ic-YRSVEKo" office:target-frame-name="_new" xlink:show="replace" text:style-name="Internet_20_link" text:visited-style-name="Visited_20_Internet_20_Link"><text:span text:style-name="T1">https://www.youtube.com/watch?v=4Ic-YRSVEKo</text:span></text:a>]</text:p>
        </text:list-item>
        <text:list-item>
          <text:p text:style-name="P17">Practice coding with Data Manipulation with R Programming by Simplilearn (1 hour) [<text:a xlink:type="simple" xlink:href="https://www.youtube.com/watch?v=3em_kaQs1Zc" office:target-frame-name="_new" xlink:show="replace" text:style-name="Internet_20_link" text:visited-style-name="Visited_20_Internet_20_Link"><text:span text:style-name="T1">https://www.youtube.com/watch?v=3em_kaQs1Zc</text:span></text:a>]</text:p>
        </text:list-item>
      </text:list>
      <text:p text:style-name="P1">Week 7-8: Data Visualization</text:p>
      <text:list text:style-name="L9">
        <text:list-item>
          <text:p text:style-name="P18">Watch R Programming Tutorial - Data Visualization in R by Edureka (4 hours) [<text:a xlink:type="simple" xlink:href="https://www.youtube.com/watch?v=mE5hNqG3jVI" office:target-frame-name="_new" xlink:show="replace" text:style-name="Internet_20_link" text:visited-style-name="Visited_20_Internet_20_Link"><text:span text:style-name="T1">https://www.youtube.com/watch?v=mE5hNqG3jVI</text:span></text:a>]</text:p>
        </text:list-item>
        <text:list-item>
          <text:p text:style-name="P19">Practice coding with Data Visualization with R Programming by Simplilearn (1 hour) [<text:a xlink:type="simple" xlink:href="https://www.youtube.com/watch?v=_mWPPu8pjV4" office:target-frame-name="_new" xlink:show="replace" text:style-name="Internet_20_link" text:visited-style-name="Visited_20_Internet_20_Link"><text:span text:style-name="T1">https://www.youtube.com/watch?v=_mWPPu8pjV4</text:span></text:a>]</text:p>
        </text:list-item>
      </text:list>
      <text:p text:style-name="P1">Week 9-10: Statistical Analysis</text:p>
      <text:list text:style-name="L10">
        <text:list-item>
          <text:p text:style-name="P20">Watch R Tutorial - An Introduction to Statistical Analysis with R by MarinStatsLectures (6 hours) [<text:a xlink:type="simple" xlink:href="https://www.youtube.com/watch?v=Vfo5le26IhY&amp;list=PLqzoL9-eJTNBDQKhrpghUliwL48I0Sb31" office:target-frame-name="_new" xlink:show="replace" text:style-name="Internet_20_link" text:visited-style-name="Visited_20_Internet_20_Link"><text:span text:style-name="T1">https://www.youtube.com/watch?v=Vfo5le26IhY&amp;list=PLqzoL9-eJTNBDQKhrpghUliwL48I0Sb31</text:span></text:a>]</text:p>
        </text:list-item>
        <text:list-item>
          <text:p text:style-name="P21">Practice coding with R Programming for Statistical Computing by Simplilearn (1 hour) [<text:a xlink:type="simple" xlink:href="https://www.youtube.com/watch?v=JGwYGJr2pAA" office:target-frame-name="_new" xlink:show="replace" text:style-name="Internet_20_link" text:visited-style-name="Visited_20_Internet_20_Link"><text:span text:style-name="T1">https://www.youtube.com/watch?v=JGwYGJr2pAA</text:span></text:a>]</text:p>
        </text:list-item>
      </text:list>
      <text:p text:style-name="P1">By following this plan, you will have covered the basics of R programming, data types and structures, data manipulation, data visualization, and statistical analysis. You'll have invested a total of 25 hours over 10 weeks.</text:p>
      <text:p text:style-name="P1">Good luck with your studies!</text:p>
      <text:p text:style-name="P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9:51.229161463</meta:creation-date>
    <dc:date>2023-03-07T06:44:09.459748542</dc:date>
    <meta:editing-duration>PT14H34M19S</meta:editing-duration>
    <meta:editing-cycles>1</meta:editing-cycles>
    <meta:document-statistic meta:table-count="0" meta:image-count="0" meta:object-count="0" meta:page-count="1" meta:paragraph-count="17" meta:word-count="212" meta:character-count="1726" meta:non-whitespace-character-count="1541"/>
    <meta:generator>LibreOffice/7.4.5.1$Linux_X86_64 LibreOffice_project/40$Build-1</meta:generator>
  </office:meta>
</office:document-meta>
</file>